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Tools.headerCommentsEndHere( DSC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SCTools.checkAndSkipDSC30Header( DSC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SCTools.nextPageOrTrailer( DSCParser parser , PSGenerator g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